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FAADC" fo:border-bottom="none" fo:border-left="thin solid #8FAADC" fo:border-right="none" fo:background-color="#4472C4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8FAADC" fo:border-bottom="none" fo:border-left="none" fo:border-right="none" fo:background-color="#4472C4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8FAADC" fo:border-bottom="none" fo:border-left="thin solid #8FAADC" fo:border-right="thin solid #8FAADC" fo:background-color="#4472C4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8FAADC" fo:border-bottom="none" fo:border-left="thin solid #8FAADC" fo:border-right="none" fo:background-color="#DAE3F3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-top="thin solid #8FAADC" fo:border-bottom="none" fo:border-left="none" fo:border-right="none" fo:background-color="#DAE3F3"/>
      <style:text-properties fo:color="#000000"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8FAADC" fo:border-bottom="none" fo:border-left="none" fo:border-right="none" style:vertical-align="automatic" fo:background-color="#DAE3F3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8FAADC" fo:border-bottom="none" fo:border-left="thin solid #8FAADC" fo:border-right="thin solid #8FAADC" fo:background-color="#DAE3F3"/>
      <style:text-properties fo:color="#000000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8FAADC" fo:border-bottom="none" fo:border-left="none" fo:border-right="none"/>
      <style:text-properties fo:color="#0000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-top="thin solid #8FAADC" fo:border-bottom="none" fo:border-left="none" fo:border-right="none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thin solid #8FAADC" fo:border-bottom="none" fo:border-left="thin solid #8FAADC" fo:border-right="thin solid #8FAADC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8FAADC" fo:border-bottom="none" fo:border-left="thin solid #8FAADC" fo:border-right="thin solid #8FAADC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none" fo:border-left="thin solid #8FAADC" fo:border-right="thin solid #8FAADC" fo:background-color="#DAE3F3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-top="thin solid #8FAADC" fo:border-bottom="none" fo:border-left="none" fo:border-right="none" fo:background-color="#DAE3F3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thin solid #8FAADC" fo:border-bottom="none" fo:border-left="thin solid #8FAADC" fo:border-right="none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Default" style:data-style-name="N36">
      <style:table-cell-properties fo:border-top="thin solid #8FAADC" fo:border-bottom="none" fo:border-left="none" fo:border-right="none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thin solid #8FAADC" fo:border-bottom="thin solid #8FAADC" fo:border-left="thin solid #8FAADC" fo:border-right="none"/>
      <style:text-properties fo:color="#000000"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thin solid #8FAADC" fo:border-bottom="thin solid #8FAADC" fo:border-left="none" fo:border-right="none"/>
      <style:text-properties fo:color="#000000" style:font-name="Calibri" style:font-name-asian="Calibri" style:font-name-complex="Calibri" style:font-family-generic="swiss"/>
    </style:style>
    <style:style style:name="ce20" style:family="table-cell" style:parent-style-name="Default" style:data-style-name="N36">
      <style:table-cell-properties fo:border-top="thin solid #8FAADC" fo:border-bottom="thin solid #8FAADC" fo:border-left="none" fo:border-right="none"/>
      <style:text-properties fo:color="#000000" style:font-name="Calibri" style:font-name-asian="Calibri" style:font-name-complex="Calibri" style:font-family-generic="swiss"/>
    </style:style>
    <style:style style:name="ce21" style:family="table-cell" style:parent-style-name="Normal_32_2" style:data-style-name="N0">
      <style:table-cell-properties fo:border-top="thin solid #8FAADC" fo:border-bottom="none" fo:border-left="thin solid #8FAADC" fo:border-right="none" style:vertical-align="automatic" fo:background-color="#DAE3F3" style:cell-protect="protected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8.62541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2">
            <text:p>Feature</text:p>
          </table:table-cell>
          <table:table-cell office:value-type="string" table:style-name="ce3">
            <text:p>Initial Estimate</text:p>
          </table:table-cell>
          <table:table-cell office:value-type="string" table:style-name="ce3">
            <text:p>Day 1</text:p>
          </table:table-cell>
          <table:table-cell office:value-type="string" table:style-name="ce3">
            <text:p>Day 2</text:p>
          </table:table-cell>
          <table:table-cell office:value-type="string" table:style-name="ce3">
            <text:p>Day 3</text:p>
          </table:table-cell>
          <table:table-cell office:value-type="string" table:style-name="ce3">
            <text:p>Day 4</text:p>
          </table:table-cell>
          <table:table-cell office:value-type="string" table:style-name="ce3">
            <text:p>Day 5</text:p>
          </table:table-cell>
          <table:table-cell office:value-type="string" table:style-name="ce3">
            <text:p>Day 6</text:p>
          </table:table-cell>
          <table:table-cell office:value-type="string" table:style-name="ce3">
            <text:p>Day 7</text:p>
          </table:table-cell>
          <table:table-cell office:value-type="string" table:style-name="ce3">
            <text:p>Day 8</text:p>
          </table:table-cell>
          <table:table-cell office:value-type="string" table:style-name="ce3">
            <text:p>Day 9</text:p>
          </table:table-cell>
          <table:table-cell office:value-type="string" table:style-name="ce3">
            <text:p>Day 10</text:p>
          </table:table-cell>
          <table:table-cell office:value-type="string" table:style-name="ce3">
            <text:p>Day 11</text:p>
          </table:table-cell>
          <table:table-cell office:value-type="string" table:style-name="ce3">
            <text:p>Day 12</text:p>
          </table:table-cell>
          <table:table-cell office:value-type="string" table:style-name="ce3">
            <text:p>Day 13</text:p>
          </table:table-cell>
          <table:table-cell office:value-type="string" table:style-name="ce3">
            <text:p>Day 14</text:p>
          </table:table-cell>
          <table:table-cell office:value-type="string" table:style-name="ce3">
            <text:p>Day 15</text:p>
          </table:table-cell>
          <table:table-cell office:value-type="string" table:style-name="ce3">
            <text:p>Day 16</text:p>
          </table:table-cell>
          <table:table-cell office:value-type="string" table:style-name="ce3">
            <text:p>Day 17</text:p>
          </table:table-cell>
          <table:table-cell office:value-type="string" table:style-name="ce3">
            <text:p>Day 18</text:p>
          </table:table-cell>
          <table:table-cell office:value-type="string" table:style-name="ce3">
            <text:p>Day 19</text:p>
          </table:table-cell>
          <table:table-cell office:value-type="string" table:style-name="ce3">
            <text:p>Day 20</text:p>
          </table:table-cell>
          <table:table-cell office:value-type="string" table:style-name="ce3">
            <text:p>Day 21</text:p>
          </table:table-cell>
          <table:table-cell office:value-type="string" table:style-name="ce3">
            <text:p>Day 22</text:p>
          </table:table-cell>
          <table:table-cell office:value-type="string" table:style-name="ce3">
            <text:p>Day 23</text:p>
          </table:table-cell>
          <table:table-cell office:value-type="string" table:style-name="ce3">
            <text:p>Day 24</text:p>
          </table:table-cell>
          <table:table-cell office:value-type="string" table:style-name="ce3">
            <text:p>Day 25</text:p>
          </table:table-cell>
          <table:table-cell office:value-type="string" table:style-name="ce3">
            <text:p>Day 26</text:p>
          </table:table-cell>
          <table:table-cell office:value-type="string" table:style-name="ce3">
            <text:p>Day 27</text:p>
          </table:table-cell>
          <table:table-cell office:value-type="string" table:style-name="ce3">
            <text:p>Day 28</text:p>
          </table:table-cell>
          <table:table-cell office:value-type="string" table:style-name="ce4">
            <text:p>Hours Left</text:p>
          </table:table-cell>
          <table:table-cell table:number-columns-repeated="16353"/>
        </table:table-row>
        <table:table-row table:style-name="ro1">
          <table:table-cell office:value-type="string" table:style-name="ce21">
            <text:p>US#1 Interface visuelle(Nicolas Max)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2]-(SUM([.C2:.AD2]))" table:style-name="ce8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21">
            <text:p>US#1MCD/MLD (Eliott Vincenzo)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formula="of:=[.B3]-(SUM([.C3:.AD3]))" table:style-name="ce1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21">
            <text:p>US#1 Lier BDD Application (Alhouss Karim)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B4]-(SUM([.C4:.AD4]))" table:style-name="ce8">
            <text:p>2</text:p>
          </table:table-cell>
          <table:table-cell table:number-columns-repeated="16353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9"/>
          <table:table-cell table:number-columns-repeated="9" table:style-name="ce10"/>
          <table:table-cell table:style-name="ce12"/>
          <table:table-cell table:number-columns-repeated="11" table:style-name="ce13"/>
          <table:table-cell office:value-type="float" office:value="0" table:formula="of:=[.B6]-(SUM([.C6:.AD6]))" table:style-name="ce14">
            <text:p>0</text:p>
          </table:table-cell>
          <table:table-cell table:number-columns-repeated="1635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Settting</text:p>
          </table:table-cell>
          <table:table-cell office:value-type="string" table:style-name="ce3">
            <text:p>Start</text:p>
          </table:table-cell>
          <table:table-cell office:value-type="string" table:style-name="ce3">
            <text:p>Day 1</text:p>
          </table:table-cell>
          <table:table-cell office:value-type="string" table:style-name="ce3">
            <text:p>Day 2</text:p>
          </table:table-cell>
          <table:table-cell office:value-type="string" table:style-name="ce3">
            <text:p>Day 3</text:p>
          </table:table-cell>
          <table:table-cell office:value-type="string" table:style-name="ce3">
            <text:p>Day 4</text:p>
          </table:table-cell>
          <table:table-cell office:value-type="string" table:style-name="ce3">
            <text:p>Day 5</text:p>
          </table:table-cell>
          <table:table-cell office:value-type="string" table:style-name="ce3">
            <text:p>Day 6</text:p>
          </table:table-cell>
          <table:table-cell office:value-type="string" table:style-name="ce3">
            <text:p>Day 7</text:p>
          </table:table-cell>
          <table:table-cell office:value-type="string" table:style-name="ce3">
            <text:p>Day 8</text:p>
          </table:table-cell>
          <table:table-cell office:value-type="string" table:style-name="ce3">
            <text:p>Day 9</text:p>
          </table:table-cell>
          <table:table-cell office:value-type="string" table:style-name="ce3">
            <text:p>Day 10</text:p>
          </table:table-cell>
          <table:table-cell office:value-type="string" table:style-name="ce3">
            <text:p>Day 11</text:p>
          </table:table-cell>
          <table:table-cell office:value-type="string" table:style-name="ce3">
            <text:p>Day 12</text:p>
          </table:table-cell>
          <table:table-cell office:value-type="string" table:style-name="ce3">
            <text:p>Day 13</text:p>
          </table:table-cell>
          <table:table-cell office:value-type="string" table:style-name="ce3">
            <text:p>Day 14</text:p>
          </table:table-cell>
          <table:table-cell office:value-type="string" table:style-name="ce3">
            <text:p>Day 15</text:p>
          </table:table-cell>
          <table:table-cell office:value-type="string" table:style-name="ce3">
            <text:p>Day 16</text:p>
          </table:table-cell>
          <table:table-cell office:value-type="string" table:style-name="ce3">
            <text:p>Day 17</text:p>
          </table:table-cell>
          <table:table-cell office:value-type="string" table:style-name="ce3">
            <text:p>Day 18</text:p>
          </table:table-cell>
          <table:table-cell office:value-type="string" table:style-name="ce3">
            <text:p>Day 19</text:p>
          </table:table-cell>
          <table:table-cell office:value-type="string" table:style-name="ce3">
            <text:p>Day 20</text:p>
          </table:table-cell>
          <table:table-cell office:value-type="string" table:style-name="ce3">
            <text:p>Day 21</text:p>
          </table:table-cell>
          <table:table-cell office:value-type="string" table:style-name="ce3">
            <text:p>Day 22</text:p>
          </table:table-cell>
          <table:table-cell office:value-type="string" table:style-name="ce3">
            <text:p>Day 23</text:p>
          </table:table-cell>
          <table:table-cell office:value-type="string" table:style-name="ce3">
            <text:p>Day 24</text:p>
          </table:table-cell>
          <table:table-cell office:value-type="string" table:style-name="ce3">
            <text:p>Day 25</text:p>
          </table:table-cell>
          <table:table-cell office:value-type="string" table:style-name="ce3">
            <text:p>Day 26</text:p>
          </table:table-cell>
          <table:table-cell office:value-type="string" table:style-name="ce3">
            <text:p>Day 27</text:p>
          </table:table-cell>
          <table:table-cell office:value-type="string" table:style-name="ce3">
            <text:p>Day 2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5">
            <text:p>Planned Story Points</text:p>
          </table:table-cell>
          <table:table-cell table:style-name="ce6"/>
          <table:table-cell office:value-type="float" office:value="0.9642857142857143" table:formula="of:=SUM([.B2:.B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office:value-type="float" office:value="0.9642857142857143" table:formula="of:=SUM([.$B$2:.$B$6])/28" table:style-name="ce15">
            <text:p>1,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6">
            <text:p>Actual Story Points</text:p>
          </table:table-cell>
          <table:table-cell table:style-name="ce9"/>
          <table:table-cell office:value-type="float" office:value="0" table:formula="of:=SUM([.C2:.C6])" table:style-name="ce17">
            <text:p>0,0</text:p>
          </table:table-cell>
          <table:table-cell office:value-type="float" office:value="0" table:formula="of:=SUM([.D2:.D6])" table:style-name="ce17">
            <text:p>0,0</text:p>
          </table:table-cell>
          <table:table-cell office:value-type="float" office:value="0" table:formula="of:=SUM([.E2:.E6])" table:style-name="ce17">
            <text:p>0,0</text:p>
          </table:table-cell>
          <table:table-cell office:value-type="float" office:value="23" table:formula="of:=SUM([.F2:.F6])" table:style-name="ce17">
            <text:p>23,0</text:p>
          </table:table-cell>
          <table:table-cell office:value-type="float" office:value="0" table:formula="of:=SUM([.G2:.G6])" table:style-name="ce17">
            <text:p>0,0</text:p>
          </table:table-cell>
          <table:table-cell office:value-type="float" office:value="0" table:formula="of:=SUM([.H2:.H6])" table:style-name="ce17">
            <text:p>0,0</text:p>
          </table:table-cell>
          <table:table-cell office:value-type="float" office:value="0" table:formula="of:=SUM([.I2:.I6])" table:style-name="ce17">
            <text:p>0,0</text:p>
          </table:table-cell>
          <table:table-cell office:value-type="float" office:value="0" table:formula="of:=SUM([.J2:.J6])" table:style-name="ce17">
            <text:p>0,0</text:p>
          </table:table-cell>
          <table:table-cell office:value-type="float" office:value="0" table:formula="of:=SUM([.K2:.K6])" table:style-name="ce17">
            <text:p>0,0</text:p>
          </table:table-cell>
          <table:table-cell office:value-type="float" office:value="0" table:formula="of:=SUM([.L2:.L6])" table:style-name="ce17">
            <text:p>0,0</text:p>
          </table:table-cell>
          <table:table-cell office:value-type="float" office:value="0" table:formula="of:=SUM([.M2:.M6])" table:style-name="ce17">
            <text:p>0,0</text:p>
          </table:table-cell>
          <table:table-cell office:value-type="float" office:value="0" table:formula="of:=SUM([.N2:.N6])" table:style-name="ce17">
            <text:p>0,0</text:p>
          </table:table-cell>
          <table:table-cell office:value-type="float" office:value="0" table:formula="of:=SUM([.O2:.O6])" table:style-name="ce17">
            <text:p>0,0</text:p>
          </table:table-cell>
          <table:table-cell office:value-type="float" office:value="0" table:formula="of:=SUM([.P2:.P6])" table:style-name="ce17">
            <text:p>0,0</text:p>
          </table:table-cell>
          <table:table-cell office:value-type="float" office:value="0" table:formula="of:=SUM([.Q2:.Q6])" table:style-name="ce17">
            <text:p>0,0</text:p>
          </table:table-cell>
          <table:table-cell office:value-type="float" office:value="0" table:formula="of:=SUM([.R2:.R6])" table:style-name="ce17">
            <text:p>0,0</text:p>
          </table:table-cell>
          <table:table-cell office:value-type="float" office:value="0" table:formula="of:=SUM([.S2:.S6])" table:style-name="ce17">
            <text:p>0,0</text:p>
          </table:table-cell>
          <table:table-cell office:value-type="float" office:value="0" table:formula="of:=SUM([.T2:.T6])" table:style-name="ce17">
            <text:p>0,0</text:p>
          </table:table-cell>
          <table:table-cell office:value-type="float" office:value="0" table:formula="of:=SUM([.U2:.U6])" table:style-name="ce17">
            <text:p>0,0</text:p>
          </table:table-cell>
          <table:table-cell office:value-type="float" office:value="0" table:formula="of:=SUM([.V2:.V6])" table:style-name="ce17">
            <text:p>0,0</text:p>
          </table:table-cell>
          <table:table-cell office:value-type="float" office:value="0" table:formula="of:=SUM([.W2:.W6])" table:style-name="ce17">
            <text:p>0,0</text:p>
          </table:table-cell>
          <table:table-cell office:value-type="float" office:value="0" table:formula="of:=SUM([.X2:.X6])" table:style-name="ce17">
            <text:p>0,0</text:p>
          </table:table-cell>
          <table:table-cell office:value-type="float" office:value="0" table:formula="of:=SUM([.Y2:.Y6])" table:style-name="ce17">
            <text:p>0,0</text:p>
          </table:table-cell>
          <table:table-cell office:value-type="float" office:value="0" table:formula="of:=SUM([.Z2:.Z6])" table:style-name="ce17">
            <text:p>0,0</text:p>
          </table:table-cell>
          <table:table-cell office:value-type="float" office:value="0" table:formula="of:=SUM([.AA2:.AA6])" table:style-name="ce17">
            <text:p>0,0</text:p>
          </table:table-cell>
          <table:table-cell office:value-type="float" office:value="0" table:formula="of:=SUM([.AB2:.AB6])" table:style-name="ce17">
            <text:p>0,0</text:p>
          </table:table-cell>
          <table:table-cell office:value-type="float" office:value="0" table:formula="of:=SUM([.AC2:.AC6])" table:style-name="ce17">
            <text:p>0,0</text:p>
          </table:table-cell>
          <table:table-cell office:value-type="float" office:value="0" table:formula="of:=SUM([.AD2:.AD6])" table:style-name="ce17">
            <text:p>0,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5">
            <text:p>Remaining Effort</text:p>
          </table:table-cell>
          <table:table-cell office:value-type="float" office:value="27" table:formula="of:=SUM([.B2:.B6])" table:style-name="ce6">
            <text:p>27</text:p>
          </table:table-cell>
          <table:table-cell office:value-type="float" office:value="27" table:formula="of:=[.B12]-[.C11]" table:style-name="ce15">
            <text:p>27,0</text:p>
          </table:table-cell>
          <table:table-cell office:value-type="float" office:value="27" table:formula="of:=[.C12]-[.D11]" table:style-name="ce15">
            <text:p>27,0</text:p>
          </table:table-cell>
          <table:table-cell office:value-type="float" office:value="27" table:formula="of:=[.D12]-[.E11]" table:style-name="ce15">
            <text:p>27,0</text:p>
          </table:table-cell>
          <table:table-cell office:value-type="float" office:value="4" table:formula="of:=[.E12]-[.F11]" table:style-name="ce15">
            <text:p>4,0</text:p>
          </table:table-cell>
          <table:table-cell office:value-type="float" office:value="4" table:formula="of:=[.F12]-[.G11]" table:style-name="ce15">
            <text:p>4,0</text:p>
          </table:table-cell>
          <table:table-cell office:value-type="float" office:value="4" table:formula="of:=[.G12]-[.H11]" table:style-name="ce15">
            <text:p>4,0</text:p>
          </table:table-cell>
          <table:table-cell office:value-type="float" office:value="4" table:formula="of:=[.H12]-[.I11]" table:style-name="ce15">
            <text:p>4,0</text:p>
          </table:table-cell>
          <table:table-cell office:value-type="float" office:value="4" table:formula="of:=[.I12]-[.J11]" table:style-name="ce15">
            <text:p>4,0</text:p>
          </table:table-cell>
          <table:table-cell office:value-type="float" office:value="4" table:formula="of:=[.J12]-[.K11]" table:style-name="ce15">
            <text:p>4,0</text:p>
          </table:table-cell>
          <table:table-cell office:value-type="float" office:value="4" table:formula="of:=[.K12]-[.L11]" table:style-name="ce15">
            <text:p>4,0</text:p>
          </table:table-cell>
          <table:table-cell office:value-type="float" office:value="4" table:formula="of:=[.L12]-[.M11]" table:style-name="ce15">
            <text:p>4,0</text:p>
          </table:table-cell>
          <table:table-cell office:value-type="float" office:value="4" table:formula="of:=[.M12]-[.N11]" table:style-name="ce15">
            <text:p>4,0</text:p>
          </table:table-cell>
          <table:table-cell office:value-type="float" office:value="4" table:formula="of:=[.N12]-[.O11]" table:style-name="ce15">
            <text:p>4,0</text:p>
          </table:table-cell>
          <table:table-cell office:value-type="float" office:value="4" table:formula="of:=[.O12]-[.P11]" table:style-name="ce15">
            <text:p>4,0</text:p>
          </table:table-cell>
          <table:table-cell office:value-type="float" office:value="4" table:formula="of:=[.P12]-[.Q11]" table:style-name="ce15">
            <text:p>4,0</text:p>
          </table:table-cell>
          <table:table-cell office:value-type="float" office:value="4" table:formula="of:=[.Q12]-[.R11]" table:style-name="ce15">
            <text:p>4,0</text:p>
          </table:table-cell>
          <table:table-cell office:value-type="float" office:value="4" table:formula="of:=[.R12]-[.S11]" table:style-name="ce15">
            <text:p>4,0</text:p>
          </table:table-cell>
          <table:table-cell office:value-type="float" office:value="4" table:formula="of:=[.S12]-[.T11]" table:style-name="ce15">
            <text:p>4,0</text:p>
          </table:table-cell>
          <table:table-cell office:value-type="float" office:value="4" table:formula="of:=[.T12]-[.U11]" table:style-name="ce15">
            <text:p>4,0</text:p>
          </table:table-cell>
          <table:table-cell office:value-type="float" office:value="4" table:formula="of:=[.U12]-[.V11]" table:style-name="ce15">
            <text:p>4,0</text:p>
          </table:table-cell>
          <table:table-cell office:value-type="float" office:value="4" table:formula="of:=[.V12]-[.W11]" table:style-name="ce15">
            <text:p>4,0</text:p>
          </table:table-cell>
          <table:table-cell office:value-type="float" office:value="4" table:formula="of:=[.W12]-[.X11]" table:style-name="ce15">
            <text:p>4,0</text:p>
          </table:table-cell>
          <table:table-cell office:value-type="float" office:value="4" table:formula="of:=[.X12]-[.Y11]" table:style-name="ce15">
            <text:p>4,0</text:p>
          </table:table-cell>
          <table:table-cell office:value-type="float" office:value="4" table:formula="of:=[.Y12]-[.Z11]" table:style-name="ce15">
            <text:p>4,0</text:p>
          </table:table-cell>
          <table:table-cell office:value-type="float" office:value="4" table:formula="of:=[.Z12]-[.AA11]" table:style-name="ce15">
            <text:p>4,0</text:p>
          </table:table-cell>
          <table:table-cell office:value-type="float" office:value="4" table:formula="of:=[.AA12]-[.AB11]" table:style-name="ce15">
            <text:p>4,0</text:p>
          </table:table-cell>
          <table:table-cell office:value-type="float" office:value="4" table:formula="of:=[.AB12]-[.AC11]" table:style-name="ce15">
            <text:p>4,0</text:p>
          </table:table-cell>
          <table:table-cell office:value-type="float" office:value="4" table:formula="of:=[.AC12]-[.AD11]" table:style-name="ce15">
            <text:p>4,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8">
            <text:p>Ideal Burndown</text:p>
          </table:table-cell>
          <table:table-cell office:value-type="float" office:value="27" table:formula="of:=SUM([.B2:.B6])" table:style-name="ce19">
            <text:p>27</text:p>
          </table:table-cell>
          <table:table-cell office:value-type="float" office:value="26.035714285714285" table:formula="of:=[.B13]-[.C10]" table:style-name="ce20">
            <text:p>26,0</text:p>
          </table:table-cell>
          <table:table-cell office:value-type="float" office:value="25.071428571428569" table:formula="of:=[.C13]-[.D10]" table:style-name="ce20">
            <text:p>25,1</text:p>
          </table:table-cell>
          <table:table-cell office:value-type="float" office:value="24.107142857142854" table:formula="of:=[.D13]-[.E10]" table:style-name="ce20">
            <text:p>24,1</text:p>
          </table:table-cell>
          <table:table-cell office:value-type="float" office:value="23.142857142857139" table:formula="of:=[.E13]-[.F10]" table:style-name="ce20">
            <text:p>23,1</text:p>
          </table:table-cell>
          <table:table-cell office:value-type="float" office:value="22.178571428571423" table:formula="of:=[.F13]-[.G10]" table:style-name="ce20">
            <text:p>22,2</text:p>
          </table:table-cell>
          <table:table-cell office:value-type="float" office:value="21.214285714285708" table:formula="of:=[.G13]-[.H10]" table:style-name="ce20">
            <text:p>21,2</text:p>
          </table:table-cell>
          <table:table-cell office:value-type="float" office:value="20.249999999999993" table:formula="of:=[.H13]-[.I10]" table:style-name="ce20">
            <text:p>20,3</text:p>
          </table:table-cell>
          <table:table-cell office:value-type="float" office:value="19.285714285714278" table:formula="of:=[.I13]-[.J10]" table:style-name="ce20">
            <text:p>19,3</text:p>
          </table:table-cell>
          <table:table-cell office:value-type="float" office:value="18.321428571428562" table:formula="of:=[.J13]-[.K10]" table:style-name="ce20">
            <text:p>18,3</text:p>
          </table:table-cell>
          <table:table-cell office:value-type="float" office:value="17.357142857142847" table:formula="of:=[.K13]-[.L10]" table:style-name="ce20">
            <text:p>17,4</text:p>
          </table:table-cell>
          <table:table-cell office:value-type="float" office:value="16.392857142857132" table:formula="of:=[.L13]-[.M10]" table:style-name="ce20">
            <text:p>16,4</text:p>
          </table:table-cell>
          <table:table-cell office:value-type="float" office:value="15.428571428571418" table:formula="of:=[.M13]-[.N10]" table:style-name="ce20">
            <text:p>15,4</text:p>
          </table:table-cell>
          <table:table-cell office:value-type="float" office:value="14.464285714285705" table:formula="of:=[.N13]-[.O10]" table:style-name="ce20">
            <text:p>14,5</text:p>
          </table:table-cell>
          <table:table-cell office:value-type="float" office:value="13.499999999999991" table:formula="of:=[.O13]-[.P10]" table:style-name="ce20">
            <text:p>13,5</text:p>
          </table:table-cell>
          <table:table-cell office:value-type="float" office:value="12.535714285714278" table:formula="of:=[.P13]-[.Q10]" table:style-name="ce20">
            <text:p>12,5</text:p>
          </table:table-cell>
          <table:table-cell office:value-type="float" office:value="11.571428571428564" table:formula="of:=[.Q13]-[.R10]" table:style-name="ce20">
            <text:p>11,6</text:p>
          </table:table-cell>
          <table:table-cell office:value-type="float" office:value="10.607142857142851" table:formula="of:=[.R13]-[.S10]" table:style-name="ce20">
            <text:p>10,6</text:p>
          </table:table-cell>
          <table:table-cell office:value-type="float" office:value="9.642857142857137" table:formula="of:=[.S13]-[.T10]" table:style-name="ce20">
            <text:p>9,6</text:p>
          </table:table-cell>
          <table:table-cell office:value-type="float" office:value="8.6785714285714235" table:formula="of:=[.T13]-[.U10]" table:style-name="ce20">
            <text:p>8,7</text:p>
          </table:table-cell>
          <table:table-cell office:value-type="float" office:value="7.7142857142857091" table:formula="of:=[.U13]-[.V10]" table:style-name="ce20">
            <text:p>7,7</text:p>
          </table:table-cell>
          <table:table-cell office:value-type="float" office:value="6.7499999999999947" table:formula="of:=[.V13]-[.W10]" table:style-name="ce20">
            <text:p>6,7</text:p>
          </table:table-cell>
          <table:table-cell office:value-type="float" office:value="5.7857142857142803" table:formula="of:=[.W13]-[.X10]" table:style-name="ce20">
            <text:p>5,8</text:p>
          </table:table-cell>
          <table:table-cell office:value-type="float" office:value="4.8214285714285658" table:formula="of:=[.X13]-[.Y10]" table:style-name="ce20">
            <text:p>4,8</text:p>
          </table:table-cell>
          <table:table-cell office:value-type="float" office:value="3.8571428571428514" table:formula="of:=[.Y13]-[.Z10]" table:style-name="ce20">
            <text:p>3,9</text:p>
          </table:table-cell>
          <table:table-cell office:value-type="float" office:value="2.892857142857137" table:formula="of:=[.Z13]-[.AA10]" table:style-name="ce20">
            <text:p>2,9</text:p>
          </table:table-cell>
          <table:table-cell office:value-type="float" office:value="1.9285714285714226" table:formula="of:=[.AA13]-[.AB10]" table:style-name="ce20">
            <text:p>1,9</text:p>
          </table:table-cell>
          <table:table-cell office:value-type="float" office:value="0.96428571428570831" table:formula="of:=[.AB13]-[.AC10]" table:style-name="ce20">
            <text:p>1,0</text:p>
          </table:table-cell>
          <table:table-cell office:value-type="float" office:value="-5.9952043329758453E-15" table:formula="of:=[.AC13]-[.AD10]" table:style-name="ce20">
            <text:p>0,0</text:p>
          </table:table-cell>
          <table:table-cell table:number-columns-repeated="1635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13"/>
          <table:table-cell table:style-name="ce1">
            <draw:frame draw:z-index="1" draw:id="id0" draw:style-name="a0" draw:name="Chart 1" svg:x="0.39094in" svg:y="0.11142in" svg:width="9.34449in" svg:height="5.227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dc:creator>MOHAMED SORI Alhousseini</dc:creator>
    <meta:creation-date>2023-01-23T22:44:03Z</meta:creation-date>
    <dc:date>2023-03-16T14:20:45Z</dc:date>
    <meta:editing-cycles>1</meta:editing-cycles>
    <meta:editing-duration>PT4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maximum="30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5556in" chart:symbol-height="0.05556in" chart:vertical="false" chart:connect-bars="false" chart:solid-type="cuboid" chart:stacked="false" chart:percentage="false"/>
      <style:graphic-properties draw:fill="solid" draw:fill-color="#c5e0b4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square" chart:symbol-width="0.05556in" chart:symbol-height="0.05556in" chart:vertical="false" chart:connect-bars="false" chart:solid-type="cuboid" chart:stacked="false" chart:percentage="false"/>
      <style:graphic-properties draw:fill="solid" draw:fill-color="#ffd966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5556in" chart:symbol-height="0.05556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dash" draw:stroke-dash="a1" svg:stroke-width="0.0311in" svg:stroke-color="#548235" svg:stroke-opacity="100%" draw:stroke-linejoin="round" svg:stroke-linecap="round"/>
    </style:style>
  </office:automatic-styles>
  <office:body>
    <office:chart>
      <chart:chart chart:class="chart:bar" svg:height="376.3841732283465pt" svg:width="672.8031496062992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svg:x="26.24771653543307pt" svg:y="44.24551181102362pt" svg:width="635.9259842519685pt" svg:height="309.378188976377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B$9:.$AD$9"/>
          </chart:axis>
          <chart:axis chart:dimension="y" chart:name="secondary-y" chart:style-name="Axs2"/>
          <chart:axis chart:dimension="x" chart:name="secondary-X" chart:style-name="Axs3"/>
          <chart:series chart:label-cell-address="Feuille1.$A$10" chart:values-cell-range-address="Feuille1.$B$10:.$AD$10" chart:class="chart:bar" chart:attached-axis="secondary-y" chart:style-name="G0S0">
            <chart:data-point chart:repeated="29"/>
          </chart:series>
          <chart:series chart:label-cell-address="Feuille1.$A$11" chart:values-cell-range-address="Feuille1.$B$11:.$AD$11" chart:class="chart:bar" chart:attached-axis="secondary-y" chart:style-name="G0S1">
            <chart:data-point chart:repeated="29"/>
          </chart:series>
          <chart:series chart:label-cell-address="Feuille1.$A$12" chart:values-cell-range-address="Feuille1.$B$12:.$AD$12" chart:class="chart:line" chart:attached-axis="primary-y" chart:style-name="G1S0">
            <chart:data-point chart:repeated="29"/>
          </chart:series>
          <chart:series chart:label-cell-address="Feuille1.$A$13" chart:values-cell-range-address="Feuille1.$B$13:.$AD$13" chart:class="chart:line" chart:attached-axis="primary-y" chart:style-name="G1S1">
            <chart:data-point chart:repeated="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21803in" draw:distance="0.21803in"/>
  </office:styles>
</office:document-styles>
</file>